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reboot the Delome Earthmate PN-20</text:p>
      <text:p text:style-name="Standard"/>
      <text:list text:style-name="L1">
        <text:list-item>
          <text:p text:style-name="P1">Power-On the unit with the “Page” and “Menu” buttons depressed.</text:p>
        </text:list-item>
        <text:list-item>
          <text:p text:style-name="P1">Press “Enter” to continue.</text:p>
        </text:list-item>
        <text:list-item>
          <text:p text:style-name="P1">Select “Reboot” from the menu.</text:p>
        </text:list-item>
        <text:list-item>
          <text:p text:style-name="P1">Hit the “Enter” button. <text:s/>This will re-boot the unit. <text:s/>It should be fine from that point 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31T16:38:46</meta:creation-date>
    <dc:date>2008-03-31T16:42:13</dc:date>
    <meta:editing-cycles>1</meta:editing-cycles>
    <meta:editing-duration>PT3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45" meta:character-count="246"/>
  </office:meta>
</office:document-meta>
</file>